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7087d4"/>
    </style:style>
    <style:style style:name="T5" style:family="text">
      <style:text-properties officeooo:rsid="0072200e"/>
    </style:style>
    <style:style style:name="T6" style:family="text">
      <style:text-properties officeooo:rsid="00728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5"/>
      <text:p text:style-name="P5"/>
      <text:p text:style-name="P5">Di<text:span text:style-name="T6">marts</text:span><text:tab/>2<text:span text:style-name="T6">4</text:span>/09/2<text:span text:style-name="T4">4</text:span></text:p>
      <text:p text:style-name="P4">Comentat </text:p>
      <text:p text:style-name="P4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5">Treball autònom tasca 1</text:span></text:p>
      <text:p text:style-name="P3">- <text:span text:style-name="T2">Començat amb apunts, apartat 1.1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3T13:58:45.080427880</dc:date>
    <meta:editing-duration>PT1H25S</meta:editing-duration>
    <meta:editing-cycles>106</meta:editing-cycles>
    <meta:document-statistic meta:table-count="0" meta:image-count="0" meta:object-count="0" meta:page-count="1" meta:paragraph-count="7" meta:word-count="23" meta:character-count="129" meta:non-whitespace-character-count="112"/>
  </office:meta>
</office:document-meta>
</file>